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b2d0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" fo:font-size="13pt" fo:font-weight="bold" officeooo:paragraph-rsid="001d6b2f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 Retina" officeooo:paragraph-rsid="0019a014"/>
    </style:style>
    <style:style style:name="P7" style:family="paragraph" style:parent-style-name="Standard">
      <style:text-properties style:font-name="Fira Code Retina" officeooo:rsid="001e4285" officeooo:paragraph-rsid="001e4285"/>
    </style:style>
    <style:style style:name="P8" style:family="paragraph" style:parent-style-name="Standard">
      <style:text-properties style:font-name="Fira Code Retina" officeooo:rsid="0021fc23" officeooo:paragraph-rsid="0021fc23"/>
    </style:style>
    <style:style style:name="P9" style:family="paragraph" style:parent-style-name="Standard">
      <style:text-properties officeooo:paragraph-rsid="001d6b2f"/>
    </style:style>
    <style:style style:name="P10" style:family="paragraph" style:parent-style-name="Standard">
      <style:text-properties officeooo:rsid="0021fc23" officeooo:paragraph-rsid="0021fc23"/>
    </style:style>
    <style:style style:name="P11" style:family="paragraph" style:parent-style-name="Standard" style:list-style-name="L3">
      <style:text-properties style:font-name="Fira Code Retina" officeooo:paragraph-rsid="001b2d0f"/>
    </style:style>
    <style:style style:name="P12" style:family="paragraph" style:parent-style-name="Standard" style:list-style-name="L3">
      <style:text-properties style:font-name="Fira Code Retina" officeooo:paragraph-rsid="001cdeae"/>
    </style:style>
    <style:style style:name="P13" style:family="paragraph" style:parent-style-name="Standard">
      <style:text-properties style:font-name="Fira Code Retina" officeooo:rsid="001e4285" officeooo:paragraph-rsid="001e4285"/>
    </style:style>
    <style:style style:name="P14" style:family="paragraph" style:parent-style-name="Standard">
      <style:text-properties style:font-name="Fira Code Retina" officeooo:paragraph-rsid="0019a014"/>
    </style:style>
    <style:style style:name="P15" style:family="paragraph" style:parent-style-name="Standard" style:list-style-name="L5">
      <style:text-properties style:font-name="Fira Code Retina" officeooo:rsid="00282918" officeooo:paragraph-rsid="00284cd5"/>
    </style:style>
    <style:style style:name="P16" style:family="paragraph" style:parent-style-name="Standard" style:list-style-name="L5">
      <style:text-properties style:font-name="Fira Code Retina" officeooo:rsid="00284cd5" officeooo:paragraph-rsid="00284cd5"/>
    </style:style>
    <style:style style:name="P17" style:family="paragraph" style:parent-style-name="Standard">
      <style:text-properties style:font-name="Fira Code Retina" officeooo:rsid="00284cd5" officeooo:paragraph-rsid="00284cd5"/>
    </style:style>
    <style:style style:name="P18" style:family="paragraph" style:parent-style-name="Standard">
      <style:text-properties style:font-name="Fira Code Retina" officeooo:paragraph-rsid="001e4285"/>
    </style:style>
    <style:style style:name="P19" style:family="paragraph" style:parent-style-name="Standard" style:list-style-name="L7">
      <style:text-properties style:font-name="Fira Code Retina" officeooo:paragraph-rsid="00284cd5"/>
    </style:style>
    <style:style style:name="P20" style:family="paragraph" style:parent-style-name="Standard">
      <style:text-properties style:font-name="Fira Code Retina" officeooo:paragraph-rsid="00287197"/>
    </style:style>
    <style:style style:name="P21" style:family="paragraph" style:parent-style-name="Standard">
      <style:paragraph-properties fo:break-before="column"/>
      <style:text-properties style:font-name="Fira Code Retina" officeooo:paragraph-rsid="00287197"/>
    </style:style>
    <style:style style:name="P22" style:family="paragraph" style:parent-style-name="Standard" style:list-style-name="L8">
      <style:text-properties style:font-name="Fira Code Retina" officeooo:rsid="00287197" officeooo:paragraph-rsid="00287197"/>
    </style:style>
    <style:style style:name="P23" style:family="paragraph" style:parent-style-name="Standard" style:list-style-name="L10">
      <style:text-properties style:font-name="Fira Code Retina" officeooo:rsid="00287197" officeooo:paragraph-rsid="00287197"/>
    </style:style>
    <style:style style:name="P24" style:family="paragraph" style:parent-style-name="Standard" style:list-style-name="L11">
      <style:text-properties style:font-name="Fira Code Retina" officeooo:rsid="00287197" officeooo:paragraph-rsid="00287197"/>
    </style:style>
    <style:style style:name="P25" style:family="paragraph" style:parent-style-name="Standard" style:list-style-name="L10">
      <style:paragraph-properties fo:text-align="justify" style:justify-single-word="false"/>
      <style:text-properties style:font-name="Fira Code Retina" officeooo:rsid="00287197" officeooo:paragraph-rsid="00287197"/>
    </style:style>
    <style:style style:name="P26" style:family="paragraph" style:parent-style-name="Standard" style:list-style-name="L9">
      <style:text-properties style:font-name="Fira Code Retina" officeooo:paragraph-rsid="00287197"/>
    </style:style>
    <style:style style:name="P27" style:family="paragraph" style:parent-style-name="Standard">
      <style:text-properties style:font-name="Fira Code Retina" officeooo:rsid="0028b02c" officeooo:paragraph-rsid="0028b02c"/>
    </style:style>
    <style:style style:name="P28" style:family="paragraph" style:parent-style-name="Standard" style:list-style-name="L3">
      <style:text-properties officeooo:paragraph-rsid="001b2d0f"/>
    </style:style>
    <style:style style:name="P29" style:family="paragraph" style:parent-style-name="Standard" style:list-style-name="L4">
      <style:text-properties officeooo:paragraph-rsid="001d6b2f"/>
    </style:style>
    <style:style style:name="P30" style:family="paragraph" style:parent-style-name="Standard">
      <style:paragraph-properties fo:text-align="center" style:justify-single-word="false"/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Fira Code" fo:font-size="13pt" fo:font-weight="bold" officeooo:rsid="00269edd" officeooo:paragraph-rsid="00284cd5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Fira Code" fo:font-size="13pt" fo:font-weight="bold" officeooo:rsid="00284cd5" officeooo:paragraph-rsid="00284cd5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Fira Code" fo:font-size="13pt" fo:font-weight="bold" officeooo:paragraph-rsid="001b2d0f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Fira Code" fo:font-size="13pt" fo:font-weight="bold" officeooo:rsid="00287197" officeooo:paragraph-rsid="00287197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 fo:break-before="column"/>
      <style:text-properties style:font-name="Fira Code" officeooo:rsid="00269edd" officeooo:paragraph-rsid="00269edd"/>
    </style:style>
    <style:style style:name="P36" style:family="paragraph" style:parent-style-name="Standard">
      <style:text-properties officeooo:paragraph-rsid="001e4285"/>
    </style:style>
    <style:style style:name="P37" style:family="paragraph" style:parent-style-name="Standard">
      <style:text-properties officeooo:paragraph-rsid="00287197"/>
    </style:style>
    <style:style style:name="P38" style:family="paragraph" style:parent-style-name="Standard">
      <style:text-properties officeooo:paragraph-rsid="0028b02c"/>
    </style:style>
    <style:style style:name="T1" style:family="text">
      <style:text-properties style:font-name="Fira Code" fo:font-size="15pt" fo:font-weight="bold" officeooo:rsid="00269edd" style:font-size-asian="15pt" style:font-weight-asian="bold" style:font-size-complex="15pt" style:font-weight-complex="bold"/>
    </style:style>
    <style:style style:name="T2" style:family="text">
      <style:text-properties style:font-name="Fira Code" fo:font-size="15pt" fo:font-weight="bold" officeooo:rsid="00284cd5" style:font-size-asian="15pt" style:font-weight-asian="bold" style:font-size-complex="15pt" style:font-weight-complex="bold"/>
    </style:style>
    <style:style style:name="T3" style:family="text">
      <style:text-properties style:font-name="Fira Code Retina"/>
    </style:style>
    <style:style style:name="T4" style:family="text">
      <style:text-properties style:font-name="Fira Code Retina" officeooo:rsid="001cdeae"/>
    </style:style>
    <style:style style:name="T5" style:family="text">
      <style:text-properties style:font-name="Fira Code Retina" officeooo:rsid="001d6b2f"/>
    </style:style>
    <style:style style:name="T6" style:family="text">
      <style:text-properties style:font-name="Fira Code Retina" officeooo:rsid="001e4285"/>
    </style:style>
    <style:style style:name="T7" style:family="text">
      <style:text-properties style:font-name="Fira Code Retina" officeooo:rsid="0021fc23"/>
    </style:style>
    <style:style style:name="T8" style:family="text">
      <style:text-properties style:font-name="Fira Code Retina" officeooo:rsid="00287197"/>
    </style:style>
    <style:style style:name="T9" style:family="text">
      <style:text-properties style:font-name="Fira Code Retina" officeooo:rsid="0028b02c"/>
    </style:style>
    <style:style style:name="T10" style:family="text">
      <style:text-properties officeooo:rsid="00269edd"/>
    </style:style>
    <style:style style:name="T11" style:family="text">
      <style:text-properties officeooo:rsid="00284cd5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284cd5" style:font-size-asian="13pt" style:font-weight-asian="bold" style:font-size-complex="13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87197"/>
    </style:style>
    <style:style style:name="T16" style:family="text">
      <style:text-properties officeooo:rsid="0028b02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Comparación de Dolibarr con Microsoft Dynamics </text:span><text:span text:style-name="T2">365</text:span><text:line-break/><text:span text:style-name="T11">Vamos a comparar en dos columnas y dividido por secciones</text:span></text:p>
      <text:p text:style-name="P6"/>
      <text:section text:style-name="Sect1" text:name="Sección1">
        <text:p text:style-name="P30"><text:span text:style-name="T10">Dolibarr</text:span></text:p>
        <text:p text:style-name="P35"><text:span text:style-name="T12">Microsoft Dynamics </text:span><text:span text:style-name="T13">365</text:span></text:p>
      </text:section>
      <text:p text:style-name="P31"/>
      <text:p text:style-name="P31">Funciones Principales</text:p>
      <text:p text:style-name="P7"/>
      <text:section text:style-name="Sect1" text:name="Sección2">
        <text:list text:style-name="L5">
          <text:list-item>
            <text:p text:style-name="P15">CRM</text:p>
          </text:list-item>
          <text:list-item>
            <text:p text:style-name="P15">Gestión de proyectos</text:p>
          </text:list-item>
          <text:list-item>
            <text:p text:style-name="P15">Facturación y pagos</text:p>
          </text:list-item>
          <text:list-item>
            <text:p text:style-name="P15">Inventario <text:s/>y almacén</text:p>
          </text:list-item>
          <text:list-item>
            <text:p text:style-name="P15">RH</text:p>
          </text:list-item>
          <text:list-item>
            <text:p text:style-name="P16">Gestión de pedidos, presupuestos y contratos</text:p>
          </text:list-item>
          <text:list-item>
            <text:p text:style-name="P15">CRM completo con finanza<text:span text:style-name="T11">s</text:span></text:p>
          </text:list-item>
          <text:list-item>
            <text:p text:style-name="P15"><text:span text:style-name="T11">V</text:span>entas</text:p>
          </text:list-item>
          <text:list-item>
            <text:p text:style-name="P15"><text:span text:style-name="T11">M</text:span>arketing</text:p>
          </text:list-item>
          <text:list-item>
            <text:p text:style-name="P16">IA y análisis avanzados</text:p>
          </text:list-item>
          <text:list-item>
            <text:p text:style-name="P16">Funcionalidades de comercio electrónico.</text:p>
          </text:list-item>
        </text:list>
        <text:p text:style-name="P17"/>
      </text:section>
      <text:p text:style-name="P36"><text:span text:style-name="T3"/></text:p>
      <text:p text:style-name="P32"><text:span text:style-name="T3">Precio</text:span></text:p>
      <text:p text:style-name="P36"><text:span text:style-name="T3"/></text:p>
      <text:section text:style-name="Sect1" text:name="Sección3">
        <text:list text:style-name="L7">
          <text:list-item>
            <text:p text:style-name="P19">Gratis o desde <text:span text:style-name="Strong_20_Emphasis"><text:span text:style-name="T14">€9/mes</text:span></text:span> en la nube </text:p>
          </text:list-item>
          <text:list-item>
            <text:p text:style-name="P19">Desde <text:span text:style-name="Strong_20_Emphasis"><text:span text:style-name="T14">€50-70/mes por usuario</text:span></text:span><text:span text:style-name="T14">,</text:span> costos adicionales por módulos </text:p>
          </text:list-item>
        </text:list>
      </text:section>
      <text:p text:style-name="P6"/>
      <text:p text:style-name="P32"><text:span text:style-name="T3">Tipo de </text:span><text:span text:style-name="T8">L</text:span><text:span text:style-name="T3">icencia</text:span></text:p>
      <text:p text:style-name="P4"/>
      <text:section text:style-name="Sect1" text:name="Sección4">
        <text:list text:style-name="L8">
          <text:list-item>
            <text:p text:style-name="P22">Código abierto</text:p>
          </text:list-item>
          <text:list-item>
            <text:p text:style-name="P22">Licencia propietaria de Microsoft</text:p>
          </text:list-item>
        </text:list>
      </text:section>
      <text:p text:style-name="P4"/>
      <text:p text:style-name="P34"><text:span text:style-name="T3">Soporte</text:span></text:p>
      <text:p text:style-name="P34"><text:span text:style-name="T3"/></text:p>
      <text:section text:style-name="Sect1" text:name="Sección5">
        <text:list text:style-name="L9">
          <text:list-item>
            <text:p text:style-name="P26"><text:span text:style-name="T15">Soporte de c</text:span>omunidad</text:p>
          </text:list-item>
          <text:list-item>
            <text:p text:style-name="P26"><text:span text:style-name="T15">S</text:span>oporte de pago opcional </text:p>
          </text:list-item>
          <text:list-item>
            <text:p text:style-name="P26">Soporte oficial de Microsoft, con planes premium </text:p>
          </text:list-item>
        </text:list>
      </text:section>
      <text:p text:style-name="P4"/>
      <text:p text:style-name="P34"><text:span text:style-name="T3">Instalación</text:span></text:p>
      <text:p text:style-name="P34"><text:span text:style-name="T3"/></text:p>
      <text:section text:style-name="Sect1" text:name="Sección6">
        <text:list text:style-name="L10">
          <text:list-item>
            <text:p text:style-name="P25">Instalación local o en la nube</text:p>
          </text:list-item>
          <text:list-item>
            <text:p text:style-name="P23">Instalación en la nube, <text:s/>integrado con Microsoft 365</text:p>
          </text:list-item>
        </text:list>
      </text:section>
      <text:p text:style-name="P4"/>
      <text:p text:style-name="P34"><text:span text:style-name="T3">Opinión Personal</text:span></text:p>
      <text:p text:style-name="P34"><text:span text:style-name="T3"/></text:p>
      <text:section text:style-name="Sect1" text:name="Sección8">
        <text:p text:style-name="P20"><text:span text:style-name="T15">Es más fácil de instalar y manejar, ideal para uso más amateur y para utilizar en PYMES.</text:span></text:p>
        <text:p text:style-name="P27">Una gran herramienta teniendo en cuenta que es gratuita.</text:p>
        <text:p text:style-name="P21"><text:span text:style-name="T16">Más profesional, complejo y completo. </text:span>Es interesante que esté integrado en el ecosistema de Microsoft.</text:p>
        <text:p text:style-name="P38"><text:span text:style-name="T9">Es ideal para medianas y grandes empresas, con mayor presupuesto e infraestructura.</text:span><text:span text:style-name="T7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09-30T22:50:33.321999921">30/09/24</text:date></text:p>
      </style:header>
      <style:footer>
        <text:p text:style-name="MP2">Oscar Montero Hinojosa</text:p>
        <text:p text:style-name="MP3">Sistemas de Gestión Empresarial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09-30T22:50:33.161000000</dc:date>
    <meta:editing-duration>PT1H36M1S</meta:editing-duration>
    <meta:editing-cycles>1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6" meta:word-count="192" meta:character-count="1154" meta:non-whitespace-character-count="1012"/>
  </office:meta>
</office:document-meta>
</file>